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namespaces</text:p>
          </table:table-cell>
          <table:table-cell office:value-type="string" calcext:value-type="string">
            <text:p>prefix</text:p>
          </table:table-cell>
        </table:table-row>
        <table:table-row table:style-name="ro1">
          <table:table-cell office:value-type="float" office:value="2021000" calcext:value-type="float">
            <text:p>2021000</text:p>
          </table:table-cell>
          <table:table-cell office:value-type="float" office:value="2021049" calcext:value-type="float">
            <text:p>2021049</text:p>
          </table:table-cell>
          <table:table-cell office:value-type="string" calcext:value-type="string">
            <text:p>ccb</text:p>
          </table:table-cell>
          <table:table-cell table:number-columns-repeated="3"/>
          <table:table-cell office:value-type="string" calcext:value-type="string">
            <text:p>cccv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21050" calcext:value-type="float">
            <text:p>2021050</text:p>
          </table:table-cell>
          <table:table-cell office:value-type="float" office:value="2021099" calcext:value-type="float">
            <text:p>2021099</text:p>
          </table:table-cell>
          <table:table-cell office:value-type="string" calcext:value-type="string">
            <text:p>cccv</text:p>
          </table:table-cell>
          <table:table-cell table:number-columns-repeated="5"/>
        </table:table-row>
        <table:table-row table:style-name="ro1">
          <table:table-cell office:value-type="float" office:value="2021100" calcext:value-type="float">
            <text:p>2021100</text:p>
          </table:table-cell>
          <table:table-cell office:value-type="float" office:value="2021299" calcext:value-type="float">
            <text:p>2021299</text:p>
          </table:table-cell>
          <table:table-cell office:value-type="string" calcext:value-type="string">
            <text:p>general</text:p>
          </table:table-cell>
          <table:table-cell table:number-columns-repeated="5"/>
        </table:table-row>
        <table:table-row table:style-name="ro1">
          <table:table-cell office:value-type="float" office:value="2021300" calcext:value-type="float">
            <text:p>2021300</text:p>
          </table:table-cell>
          <table:table-cell office:value-type="float" office:value="2021310" calcext:value-type="float">
            <text:p>2021310</text:p>
          </table:table-cell>
          <table:table-cell office:value-type="string" calcext:value-type="string">
            <text:p>cccv tische</text:p>
          </table:table-cell>
          <table:table-cell table:number-columns-repeated="5"/>
        </table:table-row>
        <table:table-row table:style-name="ro1">
          <table:table-cell office:value-type="float" office:value="2021311" calcext:value-type="float">
            <text:p>2021311</text:p>
          </table:table-cell>
          <table:table-cell office:value-type="float" office:value="2021330" calcext:value-type="float">
            <text:p>2021330</text:p>
          </table:table-cell>
          <table:table-cell office:value-type="string" calcext:value-type="string">
            <text:p>lynxis</text:p>
          </table:table-cell>
          <table:table-cell table:number-columns-repeated="5"/>
        </table:table-row>
        <table:table-row table:style-name="ro1">
          <table:table-cell office:value-type="float" office:value="2021331" calcext:value-type="float">
            <text:p>2021331</text:p>
          </table:table-cell>
          <table:table-cell office:value-type="float" office:value="2021339" calcext:value-type="float">
            <text:p>2021339</text:p>
          </table:table-cell>
          <table:table-cell office:value-type="string" calcext:value-type="string">
            <text:p>tische</text:p>
          </table:table-cell>
          <table:table-cell table:number-columns-repeated="5"/>
        </table:table-row>
        <table:table-row table:style-name="ro1">
          <table:table-cell office:value-type="float" office:value="2021340" calcext:value-type="float">
            <text:p>2021340</text:p>
          </table:table-cell>
          <table:table-cell office:value-type="float" office:value="2021499" calcext:value-type="float">
            <text:p>2021499</text:p>
          </table:table-cell>
          <table:table-cell office:value-type="string" calcext:value-type="string">
            <text:p>general</text:p>
          </table:table-cell>
          <table:table-cell table:number-columns-repeated="5"/>
        </table:table-row>
        <table:table-row table:style-name="ro1">
          <table:table-cell office:value-type="float" office:value="2021500" calcext:value-type="float">
            <text:p>2021500</text:p>
          </table:table-cell>
          <table:table-cell office:value-type="float" office:value="2021549" calcext:value-type="float">
            <text:p>2021549</text:p>
          </table:table-cell>
          <table:table-cell office:value-type="string" calcext:value-type="string">
            <text:p>HMV</text:p>
          </table:table-cell>
          <table:table-cell table:number-columns-repeated="5"/>
        </table:table-row>
        <table:table-row table:style-name="ro1">
          <table:table-cell office:value-type="float" office:value="2021550" calcext:value-type="float">
            <text:p>2021550</text:p>
          </table:table-cell>
          <table:table-cell office:value-type="float" office:value="2021599" calcext:value-type="float">
            <text:p>2021599</text:p>
          </table:table-cell>
          <table:table-cell office:value-type="string" calcext:value-type="string">
            <text:p>HMV</text:p>
          </table:table-cell>
          <table:table-cell table:number-columns-repeated="5"/>
        </table:table-row>
        <table:table-row table:style-name="ro1">
          <table:table-cell office:value-type="float" office:value="2021600" calcext:value-type="float">
            <text:p>2021600</text:p>
          </table:table-cell>
          <table:table-cell office:value-type="float" office:value="2021649" calcext:value-type="float">
            <text:p>2021649</text:p>
          </table:table-cell>
          <table:table-cell office:value-type="string" calcext:value-type="string">
            <text:p>FE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12:10:56.407555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09:57:47.426418652</meta:creation-date>
    <dc:date>2014-12-23T21:07:24.905079655</dc:date>
    <meta:editing-duration>P3DT9H35M22S</meta:editing-duration>
    <meta:editing-cycles>10</meta:editing-cycles>
    <meta:generator>LibreOffice/4.2.7.2$Linux_X86_64 LibreOffice_project/420m0$Build-2</meta:generator>
    <meta:document-statistic meta:table-count="1" meta:cell-count="37" meta:object-count="0"/>
  </office:meta>
</office:document-meta>
</file>